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9c4d" officeooo:paragraph-rsid="00179c4d"/>
    </style:style>
    <style:style style:name="P2" style:family="paragraph" style:parent-style-name="Standard">
      <style:text-properties officeooo:rsid="00179c4d" officeooo:paragraph-rsid="00187722"/>
    </style:style>
    <style:style style:name="P3" style:family="paragraph" style:parent-style-name="Standard">
      <style:text-properties officeooo:rsid="001a1c4e" officeooo:paragraph-rsid="001a1c4e"/>
    </style:style>
    <style:style style:name="P4" style:family="paragraph" style:parent-style-name="Standard">
      <style:text-properties officeooo:rsid="001d7e85" officeooo:paragraph-rsid="001d7e85"/>
    </style:style>
    <style:style style:name="P5" style:family="paragraph" style:parent-style-name="Standard">
      <style:text-properties officeooo:rsid="00179c4d" officeooo:paragraph-rsid="00179c4d"/>
    </style:style>
    <style:style style:name="P6" style:family="paragraph" style:parent-style-name="Standard">
      <style:text-properties officeooo:rsid="001df345" officeooo:paragraph-rsid="001df345"/>
    </style:style>
    <style:style style:name="P7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0.99pt double #000000" style:join-border="false"/>
      <style:text-properties officeooo:rsid="00179c4d" officeooo:paragraph-rsid="00179c4d"/>
    </style:style>
    <style:style style:name="P8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0.99pt double #000000" style:join-border="false"/>
      <style:text-properties officeooo:rsid="001df345" officeooo:paragraph-rsid="00179c4d"/>
    </style:style>
    <style:style style:name="T1" style:family="text">
      <style:text-properties officeooo:rsid="00187722"/>
    </style:style>
    <style:style style:name="T2" style:family="text">
      <style:text-properties officeooo:rsid="001d7e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ep -r ‘&lt;찾을내용&gt;’ ‘&lt;찾을파일이나 디렉토리&gt;’</text:p>
      <text:p text:style-name="P1"><text:s/>=&gt; 매우 유용한 찾기법</text:p>
      <text:p text:style-name="P1"/>
      <text:p text:style-name="P1">Include header 파일들</text:p>
      <text:p text:style-name="P1"/>
      <text:p text:style-name="P1">~/sdkvision/vision_sdk/apps/src/include</text:p>
      <text:p text:style-name="P1">~/sdkvision/vision_sdk/apps/include/alglink_api</text:p>
      <text:p text:style-name="P1">~/sdkvision/vision_sdk/links_fw/include/link_api</text:p>
      <text:p text:style-name="P1"/>
      <text:p text:style-name="P1"/>
      <text:p text:style-name="P1">source 파일들</text:p>
      <text:p text:style-name="P1"/>
      <text:p text:style-name="P1">~/sdkvision/vision_sdk/apps/src/hlos/adas/src/common=&gt; 대부분의 apps.out 의 setting 메뉴 라인업 여기</text:p>
      <text:p text:style-name="P1">~/sdkvision/vision_sdk/apps/src/rtos/usecases/srv_calibration/ =&gt; capture된 이미지 저장하는 코드 여기</text:p>
      <text:p text:style-name="P8"/>
      <text:p text:style-name="P2">~/sdkvision/vision_sdk/apps/src/hlos/adas/src/</text:p>
      <text:p text:style-name="P2"/>
      <text:p text:style-name="P2">usecases/iss_multi_cam_isp_sgx_2mp_3d_srv/chains_issMultiCaptIsp2mp_Sgx3Dsrv.c</text:p>
      <text:p text:style-name="P1">usecases/lvds_vip_multi_cam_3d_srv/chains_lvdsVipMultiCam_Sgx3Dsrv.c</text:p>
      <text:p text:style-name="P1">usecases/lvds_vip_multi_cam_3d_adaptive_srv/chains_lvdsVipMultiCam_Sgx3D_adaptive_srv.c</text:p>
      <text:p text:style-name="P1">usecases/lvds_vip_multi_cam_2mp_3d_srv/chains_lvdsVipMultiCam2mp_Sgx3Dsrv.c</text:p>
      <text:p text:style-name="P1">usecases/iss_multi_cam_isp_sgx_3d_srv_display/chains_issMultiCaptIsp_Sgx3Dsrv.c</text:p>
      <text:p text:style-name="P1">usecases/iss_multi_cam_isp_sgx_2mp_3d_srv_adaptive/chains_issMultiCaptIsp2mp_Sgx3Dsrv_adaptive.c</text:p>
      <text:p text:style-name="P7"><text:s/><text:span text:style-name="T1">=&gt; 중 하나가 5 – 2 option calibration이미지 현시하는 코드</text:span></text:p>
      <text:p text:style-name="P6"/>
      <text:p text:style-name="P1">~/sdkvision/vision_sdk/apps/src/rtos/usecases/saveDisFrame 여기에 저장하는 코드가 있음이 밝혀졌지만 내가 쓰는 <text:span text:style-name="T2">ISS에는 안맞는것으로보임</text:span></text:p>
      <text:p text:style-name="P1"/>
      <text:p text:style-name="P4"/>
      <text:p text:style-name="P1"/>
      <text:p text:style-name="P1"/>
      <text:p text:style-name="P1"/>
      <text:p text:style-name="P3">menu 부르는 파일 → 실 동작하는 파일 ?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0T14:37:39.159121046</meta:creation-date>
    <dc:date>2020-07-21T15:53:49.218586204</dc:date>
    <meta:editing-duration>PT2H48M41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145" meta:character-count="1086" meta:non-whitespace-character-count="1036"/>
  </office:meta>
</office:document-meta>
</file>